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Helvetica" style:font-name-asian="Helvetica" style:font-name-complex="Helvetica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Helvetica" style:font-name-asian="Helvetica" style:font-name-complex="Helvetica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style:font-name="Helvetica" style:font-name-asian="Helvetica" style:font-name-complex="Helvetica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style:font-name="Helvetica" style:font-name-asian="Helvetica" style:font-name-complex="Helvetica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Helvetica" style:font-name-asian="Helvetica" style:font-name-complex="Helvetica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Helvetica" style:font-name-asian="Helvetica" style:font-name-complex="Helvetica"/>
    </style:style>
    <style:style style:name="ce8" style:family="table-cell" style:parent-style-name="Default" style:data-style-name="N36">
      <style:table-cell-properties fo:border-top="thin solid #000000" fo:border-bottom="2pt solid #000000" fo:border-left="thin solid #000000" fo:border-right="thin solid #000000"/>
      <style:text-properties style:font-name="Helvetica" style:font-name-asian="Helvetica" style:font-name-complex="Helvetica"/>
    </style:style>
    <style:style style:name="ce9" style:family="table-cell" style:parent-style-name="Default" style:data-style-name="N15">
      <style:table-cell-properties fo:border-top="thin solid #000000" fo:border-bottom="thin solid #000000" fo:border-left="2pt solid #000000" fo:border-right="2pt solid #000000"/>
      <style:text-properties style:font-name="Helvetica" style:font-name-asian="Helvetica" style:font-name-complex="Helvetica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Helvetica" style:font-name-asian="Helvetica" style:font-name-complex="Helvetica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Helvetica" style:font-name-asian="Helvetica" style:font-name-complex="Helvetica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Helvetica" style:font-name-asian="Helvetica" style:font-name-complex="Helvetica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style:font-name="Helvetica" style:font-name-asian="Helvetica" style:font-name-complex="Helvetica"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2pt solid #000000" fo:border-left="2pt solid #000000" fo:border-right="thin solid #000000"/>
      <style:text-properties style:font-name="Helvetica" style:font-name-asian="Helvetica" style:font-name-complex="Helvetica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Helvetica" style:font-name-asian="Helvetica" style:font-name-complex="Helvetica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style:font-name="Helvetica" style:font-name-asian="Helvetica" style:font-name-complex="Helvetica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Helvetica" style:font-name-asian="Helvetica" style:font-name-complex="Helvetica" fo:font-size="18pt" style:font-size-asian="18pt" style:font-size-complex="18pt"/>
    </style:style>
    <style:style style:name="ce18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0005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5.05883333333333cm"/>
    </style:style>
    <style:style style:name="co6" style:family="table-column">
      <style:table-column-properties fo:break-before="auto" style:column-width="5.6515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nsiométri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office:value-type="string" table:number-columns-spanned="8" table:number-rows-spanned="1" table:style-name="ce17">
            <text:p>Mesure de tension superficielle de l'éthanol</text:p>
          </table:table-cell>
          <table:covered-table-cell table:number-columns-repeated="7"/>
          <table:table-cell table:number-columns-repeated="3" table:style-name="ce2"/>
          <table:table-cell table:number-columns-repeated="16373"/>
        </table:table-row>
        <table:table-row table:style-name="ro2">
          <table:table-cell office:value-type="string" table:style-name="ce3">
            <text:p>m (mg)</text:p>
          </table:table-cell>
          <table:table-cell office:value-type="float" office:value="262" table:style-name="ce4">
            <text:p>262</text:p>
          </table:table-cell>
          <table:table-cell office:value-type="float" office:value="265" table:style-name="ce4">
            <text:p>265</text:p>
          </table:table-cell>
          <table:table-cell office:value-type="float" office:value="268" table:style-name="ce4">
            <text:p>268</text:p>
          </table:table-cell>
          <table:table-cell office:value-type="float" office:value="275" table:style-name="ce4">
            <text:p>275</text:p>
          </table:table-cell>
          <table:table-cell office:value-type="float" office:value="260" table:style-name="ce5">
            <text:p>260</text:p>
          </table:table-cell>
          <table:table-cell table:style-name="ce2"/>
          <table:table-cell office:value-type="string" table:style-name="ce6">
            <text:p>Diamètre cylindre (m)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office:value-type="string" table:style-name="ce7">
            <text:p>tension de surface mN/m</text:p>
          </table:table-cell>
          <table:table-cell office:value-type="float" office:value="20.977600914546223" table:formula="of:=([.B2]*0.001*9.81)/[.$H5]" table:style-name="ce8">
            <text:p>2,098E+01</text:p>
          </table:table-cell>
          <table:table-cell office:value-type="float" office:value="21.217802451735682" table:formula="of:=([.C2]*0.001*9.81)/[.$H5]" table:style-name="ce8">
            <text:p>2,122E+01</text:p>
          </table:table-cell>
          <table:table-cell office:value-type="float" office:value="21.458003988925139" table:formula="of:=([.D2]*0.001*9.81)/[.$H5]" table:style-name="ce8">
            <text:p>2,146E+01</text:p>
          </table:table-cell>
          <table:table-cell office:value-type="float" office:value="22.018474242367219" table:formula="of:=([.E2]*0.001*9.81)/[.$H5]" table:style-name="ce8">
            <text:p>2,202E+01</text:p>
          </table:table-cell>
          <table:table-cell office:value-type="float" office:value="20.817466556419912" table:formula="of:=([.F2]*0.001*9.81)/[.$H5]" table:style-name="ce8">
            <text:p>2,082E+01</text:p>
          </table:table-cell>
          <table:table-cell table:style-name="ce2"/>
          <table:table-cell office:value-type="float" office:value="1.95E-2" table:style-name="ce9">
            <text:p>1,95E-02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table:style-name="ce10"/>
          <table:table-cell table:number-columns-repeated="6" table:style-name="ce2"/>
          <table:table-cell office:value-type="string" table:style-name="ce11">
            <text:p>Périmètre = 2*PI*D (m)<text:s/>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office:value-type="string" table:style-name="ce12">
            <text:p>γ moyen</text:p>
          </table:table-cell>
          <table:table-cell office:value-type="string" table:style-name="ce13">
            <text:p>γ écart type</text:p>
          </table:table-cell>
          <table:table-cell table:number-columns-repeated="5" table:style-name="ce2"/>
          <table:table-cell office:value-type="float" office:value="0.12252211349000193" table:formula="of:=2*PI()*[.H3]" table:style-name="ce9">
            <text:p>1,23E-01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office:value-type="float" office:value="21.297869630798836" table:formula="of:=AVERAGE([.B3:.F3])" table:style-name="ce14">
            <text:p>2,130E+01</text:p>
          </table:table-cell>
          <table:table-cell office:value-type="float" office:value="0.47028819263088373" table:formula="of:=STDEV([.B3:.F3])" table:style-name="ce15">
            <text:p>0,470288193</text:p>
          </table:table-cell>
          <table:table-cell table:number-columns-repeated="5" table:style-name="ce2"/>
          <table:table-cell office:value-type="string" table:style-name="ce11">
            <text:p>g (m/s2)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table:number-columns-repeated="7" table:style-name="ce2"/>
          <table:table-cell office:value-type="float" office:value="9.81" table:style-name="ce9">
            <text:p>9,81E+00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table:number-columns-repeated="7" table:style-name="ce2"/>
          <table:table-cell office:value-type="string" table:style-name="ce11">
            <text:p>Température degrés celsius</text:p>
          </table:table-cell>
          <table:table-cell table:number-columns-repeated="3" table:style-name="ce2"/>
          <table:table-cell table:number-columns-repeated="16373"/>
        </table:table-row>
        <table:table-row table:style-name="ro2">
          <table:table-cell table:number-columns-repeated="7" table:style-name="ce2"/>
          <table:table-cell office:value-type="float" office:value="17.600000000000001" table:style-name="ce16">
            <text:p>17,6</text:p>
          </table:table-cell>
          <table:table-cell table:number-columns-repeated="3" table:style-name="ce2"/>
          <table:table-cell table:number-columns-repeated="16373"/>
        </table:table-row>
        <table:table-row table:number-rows-repeated="13" table:style-name="ro2">
          <table:table-cell table:number-columns-repeated="11" table:style-name="ce2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Jurin" table:style-name="ta2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RayleighTaylor" table:style-name="ta3">
        <table:table-column table:style-name="co6" table:default-cell-style-name="ce1"/>
        <table:table-column table:style-name="co4" table:number-columns-repeated="16383" table:default-cell-style-name="ce1"/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8">
            <text:p><text:span text:style-name="T2">λ</text:span><text:span text:style-name="T1"><text:s/>(m)</text:span></text:p>
          </table:table-cell>
          <table:table-cell table:number-columns-repeated="16383" table:style-name="ce1"/>
        </table:table-row>
        <table:table-row table:style-name="ro2">
          <table:table-cell office:value-type="float" office:value="1.9571428571428573E-2" table:formula="of:=0.137/7" table:style-name="ce1">
            <text:p>0,019571429</text:p>
          </table:table-cell>
          <table:table-cell office:value-type="float" office:value="1.8333333333333333E-2" table:formula="of:=0.055/3" table:style-name="ce1">
            <text:p>0,018333333</text:p>
          </table:table-cell>
          <table:table-cell office:value-type="float" office:value="1.8333333333333333E-2" table:formula="of:=0.055/3" table:style-name="ce1">
            <text:p>0,018333333</text:p>
          </table:table-cell>
          <table:table-cell office:value-type="float" office:value="1.9571428571428573E-2" table:formula="of:=0.137/7" table:style-name="ce1">
            <text:p>0,019571429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<text:span text:style-name="T2">λ</text:span><text:span text:style-name="T1"><text:s/>(m) mean</text:span></text:p>
          </table:table-cell>
          <table:table-cell table:number-columns-repeated="16383" table:style-name="ce1"/>
        </table:table-row>
        <table:table-row table:style-name="ro2">
          <table:table-cell office:value-type="float" office:value="1.8952380952380953E-2" table:formula="of:= AVERAGE([.A4:.D4])" table:style-name="ce1">
            <text:p>0,01895238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8">
            <text:p><text:span text:style-name="T2">λ</text:span><text:span text:style-name="T1"><text:s/>(m) ecartype</text:span></text:p>
          </table:table-cell>
          <table:table-cell table:number-columns-repeated="16383" table:style-name="ce1"/>
        </table:table-row>
        <table:table-row table:style-name="ro2">
          <table:table-cell office:value-type="float" office:value="7.1481461899668033E-4" table:formula="of:=STDEV([.A4:.D4])" table:style-name="ce1">
            <text:p>0,000714815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rho huile tournesol kg/m3</text:p>
          </table:table-cell>
          <table:table-cell office:value-type="float" office:value="918" table:style-name="ce1">
            <text:p>91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nsion de surface mN/m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8">
            <text:p><text:span text:style-name="T2">λ</text:span><text:span text:style-name="T1">theo</text:span><text:s/>= 2*<text:span text:style-name="T2">π</text:span>*sqrt(gamma/rho*g)</text:p>
          </table:table-cell>
          <table:table-cell table:number-columns-repeated="16383" table:style-name="ce1"/>
        </table:table-row>
        <table:table-row table:style-name="ro2">
          <table:table-cell office:value-type="float" office:value="1.1844016758822393E-2" table:formula="of:= 2*PI()*SQRT(0.032/(918*9.81))" table:style-name="ce1">
            <text:p>0,011844017</text:p>
          </table:table-cell>
          <table:table-cell table:number-columns-repeated="16383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3" number:min-decimal-places="3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Gabriel LE DOUDIC</dc:creator>
    <meta:creation-date>2022-12-05T13:23:25Z</meta:creation-date>
    <dc:date>2022-12-05T20:44:37Z</dc:date>
    <meta:editing-cycles>3</meta:editing-cycles>
    <meta:editing-duration>PT1054S</meta:editing-duration>
  </office:meta>
</office:document-meta>
</file>